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42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Experiment Track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Experiment Code</text:p>
          </table:table-cell>
          <table:table-cell table:style-name="ce3" office:value-type="string" calcext:value-type="string" table:number-columns-spanned="2" table:number-rows-spanned="1">
            <text:p>6A</text:p>
          </table:table-cell>
          <table:covered-table-cell table:style-name="ce3" office:value-type="string" calcext:value-type="string">
            <text:p>7A</text:p>
          </table:covered-table-cell>
          <table:table-cell table:style-name="ce3" office:value-type="string" calcext:value-type="string" table:number-columns-spanned="2" table:number-rows-spanned="1">
            <text:p>6B/6C</text:p>
          </table:table-cell>
          <table:covered-table-cell table:style-name="ce3" office:value-type="string" calcext:value-type="string">
            <text:p>9A</text:p>
          </table:covered-table-cell>
          <table:table-cell table:style-name="ce3" office:value-type="string" calcext:value-type="string" table:number-columns-spanned="2" table:number-rows-spanned="1">
            <text:p>10A</text:p>
          </table:table-cell>
          <table:covered-table-cell table:style-name="ce3" office:value-type="string" calcext:value-type="string">
            <text:p>11A</text:p>
          </table:covered-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 table:number-columns-spanned="2" table:number-rows-spanned="1">
            <office:annotation draw:style-name="gr1" draw:text-style-name="P2" svg:width="28.99mm" svg:height="33.61mm" svg:x="78.56mm" svg:y="2.49mm" draw:caption-point-x="-6.1mm" draw:caption-point-y="15.1mm">
              <dc:date>2019-11-15T00:00:00</dc:date>
              <text:p text:style-name="P1">Effect of degree of regular random lattice on proportions of cooperation Strategy i = [0,7] vs degree d [3, 13]</text:p>
            </office:annotation>
            <text:p>RRL vs ER</text:p>
          </table:table-cell>
          <table:covered-table-cell/>
          <table:table-cell table:style-name="ce4"/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Job Ids</text:p>
          </table:table-cell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Job Ids</text:p>
          </table:table-cell>
          <table:table-cell table:style-name="ce1" office:value-type="string" calcext:value-type="string">
            <text:p>Test #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57510" calcext:value-type="float">
            <text:p>1557510</text:p>
          </table:table-cell>
          <table:table-cell office:value-type="string" calcext:value-type="string">
            <text:p><text:tab/>6A_0</text:p>
          </table:table-cell>
          <table:table-cell office:value-type="float" office:value="1631629" calcext:value-type="float">
            <text:p>1631629</text:p>
          </table:table-cell>
          <table:table-cell office:value-type="string" calcext:value-type="string">
            <text:p>6B_0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557511" calcext:value-type="float">
            <text:p>1557511</text:p>
          </table:table-cell>
          <table:table-cell office:value-type="string" calcext:value-type="string">
            <text:p><text:tab/>6A_1</text:p>
          </table:table-cell>
          <table:table-cell office:value-type="float" office:value="1631631" calcext:value-type="float">
            <text:p>1631631</text:p>
          </table:table-cell>
          <table:table-cell office:value-type="string" calcext:value-type="string">
            <text:p>6B_1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536574" calcext:value-type="float">
            <text:p>1536574</text:p>
          </table:table-cell>
          <table:table-cell office:value-type="string" calcext:value-type="string">
            <text:p><text:tab/>6A_2</text:p>
          </table:table-cell>
          <table:table-cell office:value-type="float" office:value="1631633" calcext:value-type="float">
            <text:p>1631633</text:p>
          </table:table-cell>
          <table:table-cell office:value-type="string" calcext:value-type="string">
            <text:p>6B_6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536575" calcext:value-type="float">
            <text:p>1536575</text:p>
          </table:table-cell>
          <table:table-cell office:value-type="string" calcext:value-type="string">
            <text:p><text:tab/>6A_3</text:p>
          </table:table-cell>
          <table:table-cell office:value-type="float" office:value="1631635" calcext:value-type="float">
            <text:p>1631635</text:p>
          </table:table-cell>
          <table:table-cell office:value-type="string" calcext:value-type="string">
            <text:p>6B_7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536576" calcext:value-type="float">
            <text:p>1536576</text:p>
          </table:table-cell>
          <table:table-cell office:value-type="string" calcext:value-type="string">
            <text:p><text:tab/>6A_4</text:p>
          </table:table-cell>
          <table:table-cell office:value-type="float" office:value="1759821" calcext:value-type="float">
            <text:p>1759821</text:p>
          </table:table-cell>
          <table:table-cell office:value-type="string" calcext:value-type="string">
            <text:p>6C_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36577" calcext:value-type="float">
            <text:p>1536577</text:p>
          </table:table-cell>
          <table:table-cell office:value-type="string" calcext:value-type="string">
            <text:p><text:tab/>6A_5</text:p>
          </table:table-cell>
          <table:table-cell office:value-type="float" office:value="1759822" calcext:value-type="float">
            <text:p>1759822</text:p>
          </table:table-cell>
          <table:table-cell office:value-type="string" calcext:value-type="string">
            <text:p>6C_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57512" calcext:value-type="float">
            <text:p>1557512</text:p>
          </table:table-cell>
          <table:table-cell office:value-type="string" calcext:value-type="string">
            <text:p><text:tab/>6A_6</text:p>
          </table:table-cell>
          <table:table-cell office:value-type="float" office:value="1759823" calcext:value-type="float">
            <text:p>1759823</text:p>
          </table:table-cell>
          <table:table-cell office:value-type="string" calcext:value-type="string">
            <text:p>6C_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60446" calcext:value-type="float">
            <text:p>1560446</text:p>
          </table:table-cell>
          <table:table-cell office:value-type="string" calcext:value-type="string">
            <text:p><text:tab/>6A_7</text:p>
          </table:table-cell>
          <table:table-cell office:value-type="float" office:value="1759824" calcext:value-type="float">
            <text:p>1759824</text:p>
          </table:table-cell>
          <table:table-cell office:value-type="string" calcext:value-type="string">
            <text:p>6C_7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office:annotation office:display="true" draw:style-name="gr1" draw:text-style-name="P2" svg:width="28.99mm" svg:height="9.91mm" svg:x="123.72mm" svg:y="47.65mm" draw:caption-point-x="-6.1mm" draw:caption-point-y="15.1mm">
              <dc:date>2019-11-15T00:00:00</dc:date>
              <text:p text:style-name="P1">RRL</text:p>
              <text:p text:style-name="P1"/>
            </office:annotation>
            <text:p>6C_0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6C_1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6C_6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6C_7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/>
          <table:table-cell table:style-name="Default" table:number-columns-repeated="3"/>
          <table:table-cell office:value-type="float" office:value="1759821" calcext:value-type="float">
            <text:p>1759821</text:p>
          </table:table-cell>
          <table:table-cell table:style-name="Default" office:value-type="string" calcext:value-type="string">
            <text:p>NOTE: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.csv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jobID</text:p>
          </table:table-cell>
          <table:table-cell office:value-type="string" calcext:value-type="string">
            <text:p>folder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office:value-type="float" office:value="1759822" calcext:value-type="float">
            <text:p>1759822</text:p>
          </table:table-cell>
          <table:table-cell office:value-type="float" office:value="-1737195" calcext:value-type="float">
            <text:p>-173719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float" office:value="1759823" calcext:value-type="float">
            <text:p>1759823</text:p>
          </table:table-cell>
          <table:table-cell office:value-type="float" office:value="-1737199" calcext:value-type="float">
            <text:p>-1737199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float" office:value="1759824" calcext:value-type="float">
            <text:p>175982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office:value-type="float" office:value="1759821" calcext:value-type="float">
            <text:p>1759821</text:p>
          </table:table-cell>
          <table:table-cell office:value-type="float" office:value="-1737593" calcext:value-type="float">
            <text:p>-1737593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.csv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jobID</text:p>
          </table:table-cell>
          <table:table-cell office:value-type="string" calcext:value-type="string">
            <text:p>folder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Default"/>
          <table:table-cell office:value-type="float" office:value="1759822" calcext:value-type="float">
            <text:p>1759822</text:p>
          </table:table-cell>
          <table:table-cell office:value-type="float" office:value="-1737195" calcext:value-type="float">
            <text:p>-1737195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 office:value-type="float" office:value="1759823" calcext:value-type="float">
            <text:p>1759823</text:p>
          </table:table-cell>
          <table:table-cell office:value-type="float" office:value="-1737199" calcext:value-type="float">
            <text:p>-1737199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 office:value-type="float" office:value="1759824" calcext:value-type="float">
            <text:p>1759824</text:p>
          </table:table-cell>
          <table:table-cell office:value-type="float" office:value="-1737203" calcext:value-type="float">
            <text:p>-1737203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1:44:51.794202056</meta:creation-date>
    <dc:date>2019-11-15T12:08:58.109665216</dc:date>
    <meta:editing-duration>PT3M25S</meta:editing-duration>
    <meta:editing-cycles>1</meta:editing-cycles>
    <meta:document-statistic meta:table-count="1" meta:cell-count="82" meta:object-count="0"/>
    <meta:generator>LibreOffice/6.0.7.3$Linux_X86_64 LibreOffice_project/00m0$Build-3</meta:generator>
  </office:meta>
</office:document-meta>
</file>